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b3c" officeooo:paragraph-rsid="00158b3c"/>
    </style:style>
    <style:style style:name="P2" style:family="paragraph" style:parent-style-name="Standard">
      <style:text-properties fo:font-size="12pt" officeooo:rsid="0015ca15" officeooo:paragraph-rsid="0015ca15" style:font-size-asian="12pt" style:font-size-complex="12pt"/>
    </style:style>
    <style:style style:name="P3" style:family="paragraph" style:parent-style-name="Standard">
      <style:text-properties fo:font-size="12pt" officeooo:rsid="00174900" officeooo:paragraph-rsid="001b72b0" style:font-size-asian="12pt" style:font-size-complex="12pt"/>
    </style:style>
    <style:style style:name="P4" style:family="paragraph" style:parent-style-name="Standard">
      <style:text-properties fo:font-size="12pt" officeooo:rsid="00174900" officeooo:paragraph-rsid="00174900" style:font-size-asian="12pt" style:font-size-complex="12pt"/>
    </style:style>
    <style:style style:name="P5" style:family="paragraph" style:parent-style-name="Standard">
      <style:text-properties fo:font-size="12pt" officeooo:rsid="00158b3c" officeooo:paragraph-rsid="00158b3c" style:font-size-asian="12pt" style:font-size-complex="12pt"/>
    </style:style>
    <style:style style:name="P6" style:family="paragraph" style:parent-style-name="Standard">
      <style:text-properties fo:font-size="12pt" officeooo:rsid="00290f28" officeooo:paragraph-rsid="00290f28" style:font-size-asian="12pt" style:font-size-complex="12pt"/>
    </style:style>
    <style:style style:name="P7" style:family="paragraph" style:parent-style-name="Standard">
      <style:text-properties fo:font-size="12pt" officeooo:rsid="00290f28" officeooo:paragraph-rsid="0029cf5a" style:font-size-asian="12pt" style:font-size-complex="12pt"/>
    </style:style>
    <style:style style:name="T1" style:family="text">
      <style:text-properties officeooo:rsid="00174900"/>
    </style:style>
    <style:style style:name="T2" style:family="text">
      <style:text-properties officeooo:rsid="0019c04d"/>
    </style:style>
    <style:style style:name="T3" style:family="text">
      <style:text-properties officeooo:rsid="001f47bf"/>
    </style:style>
    <style:style style:name="T4" style:family="text">
      <style:text-properties officeooo:rsid="001f4bb4"/>
    </style:style>
    <style:style style:name="T5" style:family="text">
      <style:text-properties officeooo:rsid="00243c39"/>
    </style:style>
    <style:style style:name="T6" style:family="text">
      <style:text-properties officeooo:rsid="0029cf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pid算法的学习，文档的书写，以及算法的讲解</text:p>
      <text:p text:style-name="P5">2.解决nuttx上的ptpd会出现周期性的高脉冲，导致ptpd对时的 周期性的调整。本地时钟。</text:p>
      <text:p text:style-name="P1"/>
      <text:p text:style-name="P1"/>
      <text:p text:style-name="P1"/>
      <text:p text:style-name="P1"/>
      <text:p text:style-name="P1"/>
      <text:p text:style-name="P2">1.pid算法的学习，主要学习了pid的算法的理论和pid算法的C代码的实现，以及相关的文档的进行整理。</text:p>
      <text:p text:style-name="P2"><text:tab/>1.pid算法的理论的学习，主要学习了pid算法的，比例项，积分项，微分项的作用以及如何进行理解三项的实际作用，以及对应代码的实现。同时体现了调整三项参数对实际系统的影响。</text:p>
      <text:p text:style-name="P2"><text:tab/><text:span text:style-name="T1">2.对上述的内容进行了文档整理。</text:span></text:p>
      <text:p text:style-name="P3">2.官方ptpd代码在pc机上做主时钟，nuttx上的ptpd代码做从时钟，进行测试时。nuttx上的ptpd服务会出现周期性的调整本地时钟，经过分析每次调整的时间值，发现ms时间在调整本地时间的过程，在异常的地方，sync帧在从时钟本地接收时间间隔相对于正常的调整时间的接收时间，减少了大约<text:span text:style-name="T2">10ms。</text:span></text:p>
      <text:p text:style-name="P4"><text:tab/>使用官方代码在pc机上进行测试未发生这种异常<text:span text:style-name="T3">。所以官方代码不存在这种问题，问题应该在nuttx和修改后的ptp代码中。</text:span>使用两块开发板进行连接也会出现上述情况<text:span text:style-name="T3">。所以问题在于nuttx和ptpd代码中。</text:span></text:p>
      <text:p text:style-name="P4"><text:tab/>接下来确定问题是在修改的ptpd代码还是在nuttx上<text:span text:style-name="T4">，解决接收时间相对于正常的情况下提前了大于10ms左右，首先从ptpd代码中进行排查</text:span>。确定是不是有修改的代码引入的问题<text:span text:style-name="T5">。然后进行nuttx的系统排查。</text:span></text:p>
      <text:p text:style-name="P4"/>
      <text:p text:style-name="P4"/>
      <text:p text:style-name="P4"/>
      <text:p text:style-name="P4">会议纪要</text:p>
      <text:p text:style-name="P4"/>
      <text:p text:style-name="P6">1.ptpd代码中的pid算法的学习以及实现nuttx上的ptpd代码中pid算法的实现。</text:p>
      <text:p text:style-name="P6"><text:tab/>1.理解pid算法的原理和作用。</text:p>
      <text:p text:style-name="P6"><text:tab/>2.在开发板上的ptpd代码中实现pid算法。</text:p>
      <text:p text:style-name="P6"><text:tab/>3.对pid算法的学习进行整理。</text:p>
      <text:p text:style-name="P7">1.ptpd在调整进入稳定期后周期是性的出现周期性的调整本地时间<text:span text:style-name="T6">。</text:span></text:p>
      <text:p text:style-name="P7"><text:tab/><text:span text:style-name="T6">1.测试官方ptp代码是否出现该现象。</text:span></text:p>
      <text:p text:style-name="P7"><text:span text:style-name="T6"><text:tab/>2.检查nuttx上的代码进行，查找到问题出现的直接原因</text:span>。</text:p>
      <text:p text:style-name="P4"><text:tab/><text:span text:style-name="T6">3.检查nuttx上ptpd代码时未出现问题检查nuttx系统和硬件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2:42:18.077221727</meta:creation-date>
    <dc:date>2019-10-19T21:33:45.086226608</dc:date>
    <meta:editing-duration>PT24M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657" meta:character-count="808" meta:non-whitespace-character-count="797"/>
  </office:meta>
</office:document-meta>
</file>